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1pt" fo:language="ru" fo:country="RU" fo:font-weight="bold" officeooo:rsid="00199167" officeooo:paragraph-rsid="0019916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libri" fo:font-size="11pt" fo:language="ru" fo:country="RU" officeooo:rsid="00199167" officeooo:paragraph-rsid="00199167" fo:background-color="#ffff00" style:font-size-asian="9.60000038146973pt" style:font-size-complex="11pt"/>
    </style:style>
    <style:style style:name="P3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99167" officeooo:paragraph-rsid="00199167" style:font-size-asian="9.60000038146973pt" style:font-size-complex="11pt"/>
    </style:style>
    <style:style style:name="P4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b7e43" style:font-size-asian="9.60000038146973pt" style:font-size-complex="11pt"/>
    </style:style>
    <style:style style:name="P5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d45d5" style:font-size-asian="9.60000038146973pt" style:font-size-complex="11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1b7e43" officeooo:paragraph-rsid="001d45d5" fo:background-color="#ffff00" style:font-size-asian="9.60000038146973pt" style:font-size-complex="11pt"/>
    </style:style>
    <style:style style:name="P7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d45d5" style:font-size-asian="9.60000038146973pt" style:font-size-complex="11pt"/>
    </style:style>
    <style:style style:name="P8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f313a" officeooo:paragraph-rsid="001f313a" style:font-size-asian="9.60000038146973pt" style:font-size-complex="11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fo:color="#ff0000"/>
    </style:style>
    <style:style style:name="T4" style:family="text">
      <style:text-properties fo:language="en" fo:country="US" officeooo:rsid="001f31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ие содержания 10 класс часть 1</text:p>
      <text:p text:style-name="P2">Вопрос 1</text:p>
      <text:p text:style-name="P3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3">Три положения МКТ</text:p>
      <text:p text:style-name="P3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4">Силы взаимодействия молекул: притяжения — ориентационные, индукционные, дисперсионные; отталкивания</text:p>
      <text:p text:style-name="P4">График сил отталкивания и притяжения от расстояния</text:p>
      <text:p text:style-name="P5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6"><text:span text:style-name="T2">Вопрос 2</text:span></text:p>
      <text:p text:style-name="P5"><text:span text:style-name="T2"><text:s/>ИГ с точки зрения МКТ — (4)</text:span></text:p>
      <text:p text:style-name="P8">Давление ИГ</text:p>
      <text:p text:style-name="P8">Вывод основного уравнения МКТ: изменение импульса, давление, усреднение скорости, количество, направле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4cm" fo:margin-bottom="2.004cm" fo:margin-left="0.349cm" fo:margin-right="0.2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2T13:58:29.720000000</dc:date>
    <meta:editing-duration>PT35M40S</meta:editing-duration>
    <meta:editing-cycles>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12" meta:word-count="91" meta:character-count="718" meta:non-whitespace-character-count="632"/>
  </office:meta>
</office:document-meta>
</file>